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5in" table:align="left"/>
    </style:style>
    <style:style style:name="Table2.A" style:family="table-column">
      <style:table-column-properties style:column-width="1.0625in"/>
    </style:style>
    <style:style style:name="Table2.B" style:family="table-column">
      <style:table-column-properties style:column-width="2.475in"/>
    </style:style>
    <style:style style:name="Table2.C" style:family="table-column">
      <style:table-column-properties style:column-width="2.1729in"/>
    </style:style>
    <style:style style:name="Table2.D" style:family="table-column">
      <style:table-column-properties style:column-width="1.7896in"/>
    </style:style>
    <style:style style:name="Table2.A1" style:family="table-cell">
      <style:table-cell-properties style:vertical-align="middle" fo:padding="0.0194in" fo:border="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officeooo:paragraph-rsid="00079aa8"/>
    </style:style>
    <style:style style:name="P3" style:family="paragraph" style:parent-style-name="Standard">
      <style:text-properties fo:font-weight="bold" officeooo:paragraph-rsid="00079aa8" style:font-weight-asian="bold" style:font-weight-complex="bold"/>
    </style:style>
    <style:style style:name="P4" style:family="paragraph" style:parent-style-name="Text_20_body">
      <style:text-properties officeooo:paragraph-rsid="001b3444"/>
    </style:style>
    <style:style style:name="P5" style:family="paragraph" style:parent-style-name="Table_20_Contents">
      <style:text-properties officeooo:paragraph-rsid="002873b2"/>
    </style:style>
    <style:style style:name="P6" style:family="paragraph" style:parent-style-name="Table_20_Contents">
      <style:text-properties officeooo:paragraph-rsid="0029b7d2"/>
    </style:style>
    <style:style style:name="P7" style:family="paragraph" style:parent-style-name="Standard">
      <style:text-properties officeooo:paragraph-rsid="00079aa8"/>
    </style:style>
    <style:style style:name="P8" style:family="paragraph" style:parent-style-name="Standard">
      <style:paragraph-properties fo:text-align="center" style:justify-single-word="false"/>
    </style:style>
    <style:style style:name="P9" style:family="paragraph" style:parent-style-name="Table_20_Contents">
      <style:text-properties officeooo:paragraph-rsid="002f8b13"/>
    </style:style>
    <style:style style:name="P10" style:family="paragraph" style:parent-style-name="Table_20_Heading">
      <style:text-properties officeooo:rsid="002f8b13" officeooo:paragraph-rsid="002f8b1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dafee" style:font-weight-asian="bold" style:font-weight-complex="bold"/>
    </style:style>
    <style:style style:name="T4" style:family="text">
      <style:text-properties fo:font-size="12pt" officeooo:rsid="00079aa8" style:font-size-asian="12pt" style:font-size-complex="12pt"/>
    </style:style>
    <style:style style:name="T5" style:family="text">
      <style:text-properties fo:font-size="12pt" officeooo:rsid="0007ae0e" style:font-size-asian="12pt" style:font-size-complex="12pt"/>
    </style:style>
    <style:style style:name="T6" style:family="text">
      <style:text-properties fo:font-size="12pt" officeooo:rsid="0014e099" style:font-size-asian="12pt" style:font-size-complex="12pt"/>
    </style:style>
    <style:style style:name="T7" style:family="text">
      <style:text-properties fo:font-size="12pt" officeooo:rsid="001b37eb" style:font-size-asian="12pt" style:font-size-complex="12pt"/>
    </style:style>
    <style:style style:name="T8" style:family="text">
      <style:text-properties fo:font-size="12pt" officeooo:rsid="002dafee" style:font-size-asian="12pt" style:font-size-complex="12pt"/>
    </style:style>
    <style:style style:name="T9" style:family="text">
      <style:text-properties fo:font-size="12pt" officeooo:rsid="002f8b13" style:font-size-asian="12pt" style:font-size-complex="12pt"/>
    </style:style>
    <style:style style:name="T10" style:family="text">
      <style:text-properties officeooo:rsid="00132996"/>
    </style:style>
    <style:style style:name="T11" style:family="text">
      <style:text-properties officeooo:rsid="002873b2"/>
    </style:style>
    <style:style style:name="T12" style:family="text">
      <style:text-properties officeooo:rsid="0029b7d2"/>
    </style:style>
    <style:style style:name="T13" style:family="text">
      <style:text-properties officeooo:rsid="002dafee"/>
    </style:style>
    <style:style style:name="T14" style:family="text">
      <style:text-properties officeooo:rsid="002f8b13"/>
    </style:style>
    <style:style style:name="T15"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2">Docente:<text:tab/><text:tab/>Bruce D. Marron</text:span></text:p>
      <text:p text:style-name="P3">Ciclo: <text:tab/><text:tab/><text:tab/>25-<text:span text:style-name="T13">3</text:span></text:p>
      <text:p text:style-name="P2"><text:span text:style-name="T1">Materia: <text:tab/><text:tab/></text:span><text:span text:style-name="T3">Inglés Avanzado (IX, X)</text:span></text:p>
      <text:p text:style-name="P2"><text:span text:style-name="T1">Licenciatura: <text:tab/>I</text:span><text:span text:style-name="T2">nterpretación y <text:s/>Traducción</text:span></text:p>
      <text:p text:style-name="Standard"/>
      <text:p text:style-name="P8"><text:span text:style-name="Strong_20_Emphasis"><text:span text:style-name="T4">HW_0</text:span></text:span><text:span text:style-name="Strong_20_Emphasis"><text:span text:style-name="T8">1</text:span></text:span><text:span text:style-name="Strong_20_Emphasis"><text:span text:style-name="T6"> </text:span></text:span><text:span text:style-name="Strong_20_Emphasis"><text:span text:style-name="T4"><text:s/></text:span></text:span><text:span text:style-name="Strong_20_Emphasis"><text:span text:style-name="T9">Structural Components of Languages; Evaluation of Three Languages; Grammar Review </text:span></text:span></text:p>
      <text:p text:style-name="P8"><text:span text:style-name="Strong_20_Emphasis">(Convert to 10 pt scale)</text:span></text:p>
      <text:section text:style-name="Sect1" text:name="md-content-197282861">
        <text:section text:style-name="Sect1" text:name="md-content-214849905">
          <text:section text:style-name="Sect1" text:name="md-content-224920981">
            <text:section text:style-name="Sect1" text:name="md-content-267684871">
              <text:p text:style-name="Standard"/>
              <text:section text:style-name="Sect1" text:name="md-content-327681429">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Criteria</text:p>
                      </table:table-cell>
                      <table:table-cell table:style-name="Table2.A1" office:value-type="string">
                        <text:p text:style-name="P10">Excellent</text:p>
                      </table:table-cell>
                      <table:table-cell table:style-name="Table2.A1" office:value-type="string">
                        <text:p text:style-name="P10">Satisfactory</text:p>
                      </table:table-cell>
                      <table:table-cell table:style-name="Table2.A1" office:value-type="string">
                        <text:p text:style-name="Table_20_Heading">Needs Improvement</text:p>
                      </table:table-cell>
                    </table:table-row>
                  </table:table-header-rows>
                  <table:table-row>
                    <table:table-cell table:style-name="Table2.A1" office:value-type="string">
                      <text:p text:style-name="P9"><text:span text:style-name="Strong_20_Emphasis">Summary </text:span></text:p>
                      <text:p text:style-name="P9"><text:span text:style-name="Strong_20_Emphasis">(Task 1)</text:span></text:p>
                    </table:table-cell>
                    <table:table-cell table:style-name="Table2.A1" office:value-type="string">
                      <text:p text:style-name="Table_20_Contents">Clear, concise, and comprehensive summary of Konrod's excerpt; captures all key components and ideas effectively; well-organized and fluent writing in English; accurate and complete Spanish translation reflecting original meaning and tone.</text:p>
                    </table:table-cell>
                    <table:table-cell table:style-name="Table2.A1" office:value-type="string">
                      <text:p text:style-name="Table_20_Contents">Adequate summary covering main points of Konrod's excerpt with minor omissions; mostly clear and understandable writing in English; Spanish translation is generally accurate with minor errors that do not obscure meaning.</text:p>
                    </table:table-cell>
                    <table:table-cell table:style-name="Table2.A1" office:value-type="string">
                      <text:p text:style-name="Table_20_Contents">Summary is incomplete, unclear, or missing key ideas; writing lacks coherence or clarity in English; Spanish translation is inaccurate or incomplete, losing meaning.</text:p>
                    </table:table-cell>
                  </table:table-row>
                  <table:table-row>
                    <table:table-cell table:style-name="Table2.A1" office:value-type="string">
                      <text:p text:style-name="P9"><text:span text:style-name="Strong_20_Emphasis">Informed Analysis &amp; Opinion </text:span></text:p>
                      <text:p text:style-name="P9"><text:span text:style-name="Strong_20_Emphasis">(Task 2)</text:span></text:p>
                    </table:table-cell>
                    <table:table-cell table:style-name="Table2.A1" office:value-type="string">
                      <text:p text:style-name="Table_20_Contents">Insightful and thorough reflection comparing Spanish, English, and Chinese; clearly framed with reference to language concepts; identifies fundamental similarities and differences with strong supporting examples; well-organized, clear, and fluent writing.</text:p>
                    </table:table-cell>
                    <table:table-cell table:style-name="Table2.A1" office:value-type="string">
                      <text:p text:style-name="Table_20_Contents">Satisfactory reflection with basic comparison of the three languages; references language concepts but with limited depth; identifies some similarities and differences; writing is generally clear but may have minor organizational issues.</text:p>
                    </table:table-cell>
                    <table:table-cell table:style-name="Table2.A1" office:value-type="string">
                      <text:p text:style-name="Table_20_Contents">Reflection lacks depth or understanding of language concepts; unclear or incomplete comparison; few or inaccurate examples; writing is disorganized or unclear.</text:p>
                    </table:table-cell>
                  </table:table-row>
                  <table:table-row>
                    <table:table-cell table:style-name="Table2.A1" office:value-type="string">
                      <text:p text:style-name="P9"><text:span text:style-name="Strong_20_Emphasis">Grammar Review </text:span></text:p>
                      <text:p text:style-name="P9"><text:span text:style-name="Strong_20_Emphasis">(Task 3)</text:span></text:p>
                    </table:table-cell>
                    <table:table-cell table:style-name="Table2.A1" office:value-type="string">
                      <text:p text:style-name="Table_20_Contents">Complete and accurate listing of all sections needing review from Murphy’s Study Guide; demonstrates strong awareness of grammar strengths and weaknesses; clear explanation of review needs.</text:p>
                    </table:table-cell>
                    <table:table-cell table:style-name="Table2.A1" office:value-type="string">
                      <text:p text:style-name="Table_20_Contents">Mostly complete listing of sections needing review with minor omissions; demonstrates general awareness of grammar; some explanation of review needs is provided.</text:p>
                    </table:table-cell>
                    <table:table-cell table:style-name="Table2.A1" office:value-type="string">
                      <text:p text:style-name="Table_20_Contents">Incomplete or inaccurate listing of sections; lacks awareness of grammar needs; little or no explanation of review requirements.</text:p>
                    </table:table-cell>
                  </table:table-row>
                  <table:table-row>
                    <table:table-cell table:style-name="Table2.A1" office:value-type="string">
                      <text:p text:style-name="Table_20_Contents"><text:span text:style-name="Strong_20_Emphasis"><text:span text:style-name="T14">Document </text:span></text:span><text:span text:style-name="Strong_20_Emphasis">Formatting </text:span><text:span text:style-name="Strong_20_Emphasis"><text:span text:style-name="T14">and</text:span></text:span><text:span text:style-name="Strong_20_Emphasis"> Presentation</text:span></text:p>
                    </table:table-cell>
                    <table:table-cell table:style-name="Table2.A1" office:value-type="string">
                      <text:p text:style-name="Table_20_Contents">Fully adheres to modified APA style (single-spaced, 0.5 inch margins, 12-pt Times New Roman, double-sided printing if possible); formatting is consistent and professional; assignment saved and submitted as required.</text:p>
                    </table:table-cell>
                    <table:table-cell table:style-name="Table2.A1" office:value-type="string">
                      <text:p text:style-name="Table_20_Contents">Mostly adheres to formatting guidelines with minor errors; submission meets basic requirements but lacks polish in some areas.</text:p>
                    </table:table-cell>
                    <table:table-cell table:style-name="Table2.A1" office:value-type="string">
                      <text:p text:style-name="Table_20_Contents">Formatting guidelines are not followed; submission is incomplete or not saved/submitted as required.</text:p>
                    </table:table-cell>
                  </table:table-row>
                  <table:table-row>
                    <table:table-cell table:style-name="Table2.A1" office:value-type="string">
                      <text:p text:style-name="Table_20_Contents"><text:span text:style-name="Strong_20_Emphasis"><text:span text:style-name="T14">Writing Quality and </text:span></text:span><text:span text:style-name="Strong_20_Emphasis"><text:s/>Style</text:span></text:p>
                    </table:table-cell>
                    <table:table-cell table:style-name="Table2.A1" office:value-type="string">
                      <text:p text:style-name="Table_20_Contents">Writing demonstrates excellent control of English grammar, syntax, and style; errors are rare and do not impede understanding; language is appropriate for university-level work.</text:p>
                    </table:table-cell>
                    <table:table-cell table:style-name="Table2.A1" office:value-type="string">
                      <text:p text:style-name="Table_20_Contents">Writing shows adequate control of grammar and style with some errors that do not seriously affect comprehension; language is generally appropriate.</text:p>
                    </table:table-cell>
                    <table:table-cell table:style-name="Table2.A1" office:value-type="string">
                      <text:p text:style-name="Table_20_Contents">Frequent grammar and style errors that interfere with clarity and readability; language usage is below university expectations.</text:p>
                    </table:table-cell>
                  </table:table-row>
                </table:table>
                <text:p text:style-name="Text_20_body"/>
              </text:section>
              <text:p text:style-name="Standard"><text:soft-page-break/></text:p>
            </text:section>
          </text:section>
        </text:section>
        <text:p text:style-name="P4"><text:span text:style-name="Strong_20_Emphasis">A</text:span><text:span text:style-name="Strong_20_Emphasis"><text:span text:style-name="T10">ssignment</text:span></text:span><text:span text:style-name="Strong_20_Emphasis">:</text:span></text:p>
        <text:p text:style-name="Standard">HW_01 [Due: 13 May 2025]</text:p>
        <text:p text:style-name="Standard"/>
        <text:p text:style-name="Standard">--- Task 1</text:p>
        <text:p text:style-name="Standard">Read the following excerpt from Konrod's,"Language Research in Marketing" (pp. 5-11):</text:p>
        <text:p text:style-name="Standard"><text:tab/></text:p>
        <text:p text:style-name="Standard"><text:tab/> <text:s/>1. Introduction</text:p>
        <text:p text:style-name="Standard"><text:tab/> <text:s/>2. The Components of Language</text:p>
        <text:p text:style-name="Standard"><text:tab/><text:tab/> 2.1 Phonetics (Sounds)</text:p>
        <text:p text:style-name="Standard"><text:tab/><text:tab/> 2.2 Morphology and Semantics (The Structure and Meaning of Words)</text:p>
        <text:p text:style-name="Standard"><text:tab/><text:tab/> 2.3 Syntax and Grammar (Sentence Structure)</text:p>
        <text:p text:style-name="Standard"><text:tab/><text:tab/> 2.4 Discourse (Text)</text:p>
        <text:p text:style-name="Standard"><text:tab/><text:tab/> 2.5 Pragmatics (Use)</text:p>
        <text:p text:style-name="Standard"><text:tab/><text:tab/> 2.6 Cross Cultural Linguistics and Sociolinguistics</text:p>
        <text:p text:style-name="Standard"/>
        <text:p text:style-name="Standard">Write a one+-page summary of the excerpt in English and translate the summary into Spanish. Be prepared to discuss your summary in class.</text:p>
        <text:p text:style-name="Standard"/>
        <text:p text:style-name="Standard">--- Task 2</text:p>
        <text:p text:style-name="Standard">Reflect on the concept of language (its function, its components, its transmittal, etc). In a one+-page paper, compare and contrast Spanish, English and Chinese. What strikes you as fundamnetal similarities and differences between these three languages? <text:s/>Frame your responses with reference to the concept of language and be prepared to discuss your responses in class.</text:p>
        <text:p text:style-name="Standard"/>
        <text:p text:style-name="Standard"/>
        <text:p text:style-name="Standard">--- Task 3</text:p>
        <text:p text:style-name="Standard">Work through the complete Study Guide in R. Murphy's, "English Grammar in Use". List every section with which you may need review. The Study Guide can be found on p. 326. The key to the Study Guide is given on p. 372.</text:p>
        <text:p text:style-name="Standard"/>
        <text:p text:style-name="Standard"/>
        <text:p text:style-name="Standard">NB.</text:p>
        <text:p text:style-name="Standard">For this assignment and for all subsequent written assignments in this class (unless duly noted), we will use a modified, APA formatting style. Specifically, documents will be:</text:p>
        <text:p text:style-name="Standard"><text:tab/>* Single-spaced</text:p>
        <text:p text:style-name="Standard"><text:tab/>* 0.5 inch margins (left and right)</text:p>
        <text:p text:style-name="Standard"><text:tab/>* 12-point Times New Roman font</text:p>
        <text:p text:style-name="Standard"><text:tab/>* print double-sided if possible</text:p>
        <text:p text:style-name="Standard">References, if needed, in a standard format (eg, APA)</text:p>
        <text:p text:style-name="Standard">See "StyleGuide_Marron.pdf" in</text:p>
        <text:p text:style-name="Standard"/>
        <text:p text:style-name="Standard"><text:tab/>Reference Docs</text:p>
        <text:p text:style-name="Standard"><text:tab/><text:tab/>==&gt; Grammar</text:p>
        <text:p text:style-name="Standard"><text:tab/><text:tab/><text:tab/>==&gt; StyleGuides</text:p>
        <text:p text:style-name="Standard"><text:tab/><text:tab/><text:tab/><text:tab/>==&gt; Marron_StyleGuide</text:p>
        <text:p text:style-name="Standard">for additional formatting requirements</text:p>
        <text:p text:style-name="Standard"><text:tab/></text:p>
        <text:p text:style-name="Standard"><text:soft-page-break/>Assignments always must be printed and submitted in class (unless duly noted). Students should save copies of all assignments in PDF forma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0"><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5-14T10:18:47.523169849</dc:date>
    <meta:editing-duration>PT1H57M55S</meta:editing-duration>
    <meta:editing-cycles>41</meta:editing-cycles>
    <meta:generator>LibreOffice/7.3.7.2$Linux_X86_64 LibreOffice_project/30$Build-2</meta:generator>
    <meta:document-statistic meta:table-count="1" meta:image-count="1" meta:object-count="0" meta:page-count="3" meta:paragraph-count="66" meta:word-count="690" meta:character-count="4849" meta:non-whitespace-character-count="4168"/>
  </office:meta>
</office:document-meta>
</file>